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ClassRowMapperTests.testStaticQueryWithDataClassAndS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ClassRowMapperTests.testStaticQueryWithData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ClassRowMapperTests.verifyPerson( Record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ClassRowMapperTests.testStaticQueryWithDataClassAnd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ClassRowMapperTests.testStaticQueryWithDat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ClassRowMapperTests.RecordPerson( String name , long age , Date birth_date , BigDecimal bal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